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4.33cm" table:align="left"/>
    </style:style>
    <style:style style:name="Tabla1.A" style:family="table-column">
      <style:table-column-properties style:column-width="3.515cm"/>
    </style:style>
    <style:style style:name="Tabla1.B" style:family="table-column">
      <style:table-column-properties style:column-width="10.814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Text_20_body" style:list-style-name="L1">
      <style:paragraph-properties fo:margin-top="0cm" fo:margin-bottom="0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6" style:family="paragraph" style:parent-style-name="Preformatted_20_Text">
      <style:paragraph-properties style:writing-mode="lr-tb"/>
    </style:style>
    <style:style style:name="P7" style:family="paragraph" style:parent-style-name="Preformatted_20_Text">
      <style:paragraph-properties fo:margin-top="0cm" fo:margin-bottom="0.499cm" style:contextual-spacing="false" style:writing-mode="lr-tb"/>
    </style:style>
    <style:style style:name="P8" style:family="paragraph" style:parent-style-name="Text_20_body" style:list-style-name="L3">
      <style:paragraph-properties fo:margin-top="0cm" fo:margin-bottom="0cm" style:contextual-spacing="false"/>
    </style:style>
    <style:style style:name="P9" style:family="paragraph" style:parent-style-name="Text_20_body" style:list-style-name="L3"/>
    <style:style style:name="P10" style:family="paragraph" style:parent-style-name="Text_20_body" style:list-style-name="L4">
      <style:paragraph-properties fo:margin-top="0cm" fo:margin-bottom="0cm" style:contextual-spacing="false"/>
    </style:style>
    <style:style style:name="P11" style:family="paragraph" style:parent-style-name="Text_20_body" style:list-style-name="L4"/>
    <style:style style:name="P12" style:family="paragraph" style:parent-style-name="Text_20_body" style:list-style-name="L5">
      <style:paragraph-properties fo:margin-top="0cm" fo:margin-bottom="0cm" style:contextual-spacing="false"/>
    </style:style>
    <style:style style:name="P13" style:family="paragraph" style:parent-style-name="Text_20_body" style:list-style-name="L5"/>
    <style:style style:name="P14" style:family="paragraph" style:parent-style-name="Text_20_body" style:list-style-name="L6">
      <style:paragraph-properties fo:margin-top="0cm" fo:margin-bottom="0cm" style:contextual-spacing="false"/>
    </style:style>
    <style:style style:name="P15" style:family="paragraph" style:parent-style-name="Text_20_body" style:list-style-name="L6"/>
    <style:style style:name="P16" style:family="paragraph" style:parent-style-name="Text_20_body" style:list-style-name="L7">
      <style:paragraph-properties fo:margin-top="0cm" fo:margin-bottom="0cm" style:contextual-spacing="false"/>
    </style:style>
    <style:style style:name="P17" style:family="paragraph" style:parent-style-name="Text_20_body" style:list-style-name="L7"/>
    <style:style style:name="P18" style:family="paragraph" style:parent-style-name="Text_20_body" style:list-style-name="L8">
      <style:paragraph-properties fo:margin-top="0cm" fo:margin-bottom="0cm" style:contextual-spacing="false"/>
    </style:style>
    <style:style style:name="P19" style:family="paragraph" style:parent-style-name="Text_20_body" style:list-style-name="L8"/>
    <style:style style:name="P20" style:family="paragraph" style:parent-style-name="Text_20_body" style:list-style-name="L9">
      <style:paragraph-properties fo:margin-top="0cm" fo:margin-bottom="0cm" style:contextual-spacing="false"/>
    </style:style>
    <style:style style:name="P21" style:family="paragraph" style:parent-style-name="Text_20_body" style:list-style-name="L9"/>
    <style:style style:name="T1" style:family="text">
      <style:text-properties fo:background-color="#ffffd7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¿Qué es un Shader en Godot 4?</text:span></text:h>
      <text:p text:style-name="Text_20_body">Un <text:span text:style-name="Strong_20_Emphasis">shader</text:span> es un programa que se ejecuta en la GPU para controlar cómo se renderiza una superficie. En <text:span text:style-name="Strong_20_Emphasis">Godot 4</text:span>, los shaders usan un lenguaje basado en GLSL (pero más amigable para el motor).</text:p>
      <text:p text:style-name="Text_20_body">En 3D, los shaders se usan para modificar:</text:p>
      <text:list text:style-name="L1">
        <text:list-item>
          <text:p text:style-name="P1"><text:span text:style-name="Strong_20_Emphasis">El color y textura de los objetos</text:span> </text:p>
        </text:list-item>
        <text:list-item>
          <text:p text:style-name="P1"><text:span text:style-name="Strong_20_Emphasis">La iluminación y reflejos</text:span> </text:p>
        </text:list-item>
        <text:list-item>
          <text:p text:style-name="P2"><text:span text:style-name="Strong_20_Emphasis">Efectos como desenfoque, fuego, agua, etc.</text:span> </text:p>
        </text:list-item>
      </text:list>
      <text:p text:style-name="Horizontal_20_Line"/>
      <text:h text:style-name="Heading_20_2" text:outline-level="2">🔹 <text:span text:style-name="Strong_20_Emphasis">Primer Shader en 3D: Shader Unlit (sin iluminación)</text:span></text:h>
      <text:p text:style-name="Text_20_body">Vamos a escribir un <text:span text:style-name="Strong_20_Emphasis">shader muy básico</text:span> que solo cambia el color de un objeto sin depender de la iluminación:</text:p>
      <text:h text:style-name="Heading_20_3" text:outline-level="3">1️⃣ <text:span text:style-name="Strong_20_Emphasis">Crear un nuevo material de Shader</text:span></text:h>
      <text:list text:style-name="L2">
        <text:list-item>
          <text:p text:style-name="P3">Abre <text:span text:style-name="Strong_20_Emphasis">Godot 4</text:span> y añade un nodo <text:span text:style-name="Source_20_Text">MeshInstance3D</text:span>. </text:p>
        </text:list-item>
        <text:list-item>
          <text:p text:style-name="P3">En su inspector, ve a la opción <text:span text:style-name="Strong_20_Emphasis">Material → Nuevo ShaderMaterial</text:span>. </text:p>
        </text:list-item>
        <text:list-item>
          <text:p text:style-name="P4">En <text:span text:style-name="Strong_20_Emphasis">Shader</text:span>, crea un <text:span text:style-name="Strong_20_Emphasis">Nuevo Shader</text:span>. </text:p>
        </text:list-item>
      </text:list>
      <text:h text:style-name="Heading_20_3" text:outline-level="3">2️⃣ <text:span text:style-name="Strong_20_Emphasis">Escribir el Shader Básico</text:span></text:h>
      <text:p text:style-name="Text_20_body">Haz doble clic en el shader para editarlo y pega este código:</text:p>
      <text:p text:style-name="Preformatted_20_Text">glsl</text:p>
      <text:p text:style-name="Preformatted_20_Text">CopiarEditar</text:p>
      <text:p text:style-name="P5"><text:span text:style-name="Source_20_Text">shader_type spatial; // Shader para 3D</text:span></text:p>
      <text:p text:style-name="P6"/>
      <text:p text:style-name="P6"><text:span text:style-name="Source_20_Text">void fragment() {</text:span></text:p>
      <text:p text:style-name="P6"><text:span text:style-name="Source_20_Text"><text:s text:c="4"/>ALBEDO = vec3(1.0, 0.0, 0.0); // Color rojo</text:span></text:p>
      <text:p text:style-name="P7"><text:span text:style-name="Source_20_Text">}</text:span></text:p>
      <text:p text:style-name="Text_20_body">🔹 <text:span text:style-name="Strong_20_Emphasis">Explicación del código:</text:span></text:p>
      <text:list text:style-name="L3">
        <text:list-item>
          <text:p text:style-name="P8"><text:span text:style-name="Source_20_Text">shader_type spatial;</text:span> → Indica que es un shader 3D. </text:p>
        </text:list-item>
        <text:list-item>
          <text:p text:style-name="P8"><text:span text:style-name="Source_20_Text">void fragment()</text:span> → Se ejecuta en cada píxel de la superficie. </text:p>
        </text:list-item>
        <text:list-item>
          <text:p text:style-name="P9"><text:span text:style-name="Source_20_Text">ALBEDO = vec3(1.0, 0.0, 0.0);</text:span> → Define el color del objeto en <text:span text:style-name="Strong_20_Emphasis">RGB</text:span> (Rojo, Verde, Azul). En este caso, rojo. </text:p>
        </text:list-item>
      </text:list>
      <text:p text:style-name="Text_20_body">Si lo aplicas a un objeto, ¡verás que se pone completamente rojo!</text:p>
      <text:p text:style-name="Horizontal_20_Line"/>
      <text:h text:style-name="Heading_20_2" text:outline-level="2">🔹 <text:span text:style-name="Strong_20_Emphasis">Añadiendo una Textura</text:span></text:h>
      <text:p text:style-name="Text_20_body">En lugar de un color sólido, podemos hacer que el shader use una textura.</text:p>
      <text:p text:style-name="Text_20_body">Modifica el código así:</text:p>
      <text:p text:style-name="Preformatted_20_Text"><text:soft-page-break/>glsl</text:p>
      <text:p text:style-name="Preformatted_20_Text">CopiarEditar</text:p>
      <text:p text:style-name="P5"><text:span text:style-name="Source_20_Text">shader_type spatial;</text:span></text:p>
      <text:p text:style-name="P6"/>
      <text:p text:style-name="P6"><text:span text:style-name="Source_20_Text">uniform sampler2D my_texture; // Declara una textura</text:span></text:p>
      <text:p text:style-name="P6"/>
      <text:p text:style-name="P6"><text:span text:style-name="Source_20_Text">void fragment() {</text:span></text:p>
      <text:p text:style-name="P6"><text:span text:style-name="Source_20_Text"><text:s text:c="4"/>ALBEDO = texture(my_texture, UV).rgb; // Usa la textura en la superficie</text:span></text:p>
      <text:p text:style-name="P7"><text:span text:style-name="Source_20_Text">}</text:span></text:p>
      <text:p text:style-name="Text_20_body">🔹 <text:span text:style-name="Strong_20_Emphasis">¿Qué hace esto?</text:span></text:p>
      <text:list text:style-name="L4">
        <text:list-item>
          <text:p text:style-name="P10"><text:span text:style-name="Source_20_Text">uniform sampler2D my_texture;</text:span> → Declara una textura personalizable. </text:p>
        </text:list-item>
        <text:list-item>
          <text:p text:style-name="P11"><text:span text:style-name="Source_20_Text">texture(my_texture, UV).rgb;</text:span> → Usa la textura en las coordenadas UV del objeto. </text:p>
        </text:list-item>
      </text:list>
      <text:p text:style-name="Text_20_body">📌 <text:span text:style-name="Strong_20_Emphasis">Cómo usarlo:</text:span></text:p>
      <text:list text:style-name="L5">
        <text:list-item>
          <text:p text:style-name="P12">En el <text:span text:style-name="Strong_20_Emphasis">ShaderMaterial</text:span>, verás la propiedad <text:span text:style-name="Source_20_Text">my_texture</text:span>. </text:p>
        </text:list-item>
        <text:list-item>
          <text:p text:style-name="P12">Asigna una imagen (como una textura de ladrillos). </text:p>
        </text:list-item>
        <text:list-item>
          <text:p text:style-name="P13">¡El objeto ahora usará la textura en su superficie!</text:p>
        </text:list-item>
      </text:list>
      <text:p text:style-name="Standard"/>
      <text:h text:style-name="Heading_20_1" text:outline-level="1">🔹 <text:span text:style-name="Strong_20_Emphasis">Estructura Básica de un Shader en Godot 4</text:span></text:h>
      <text:p text:style-name="Text_20_body">Un shader en <text:span text:style-name="Strong_20_Emphasis">Godot 4</text:span> sigue una estructura específica según el tipo de renderizado. Para 3D, usamos <text:span text:style-name="Source_20_Text">spatial</text:span>, y sus funciones principales son:</text:p>
      <text:list text:style-name="L6">
        <text:list-item>
          <text:p text:style-name="P14"><text:span text:style-name="Strong_20_Emphasis">vertex()</text:span> → Modifica la posición de los vértices del objeto. </text:p>
        </text:list-item>
        <text:list-item>
          <text:p text:style-name="P14"><text:span text:style-name="Strong_20_Emphasis">fragment()</text:span> → Controla el color de cada píxel del objeto. </text:p>
        </text:list-item>
        <text:list-item>
          <text:p text:style-name="P15"><text:span text:style-name="Strong_20_Emphasis">light()</text:span> → Define cómo afecta la iluminación al objeto. </text:p>
        </text:list-item>
      </text:list>
      <text:p text:style-name="Text_20_body">Cada función tiene su propósito, así que veamos en detalle cómo se usan.</text:p>
      <text:p text:style-name="Horizontal_20_Line"/>
      <text:h text:style-name="Heading_20_2" text:outline-level="2"><text:span text:style-name="Strong_20_Emphasis">1️⃣ vertex() → Modificar la geometría</text:span></text:h>
      <text:p text:style-name="Text_20_body">🔹 Se ejecuta <text:span text:style-name="Strong_20_Emphasis">una vez por cada vértice</text:span> del modelo 3D.<text:line-break/>🔹 Sirve para mover, escalar o deformar la malla.</text:p>
      <text:p text:style-name="Text_20_body">Ejemplo básico:</text:p>
      <text:p text:style-name="Preformatted_20_Text">glsl</text:p>
      <text:p text:style-name="Preformatted_20_Text">CopiarEditar</text:p>
      <text:p text:style-name="P5"><text:span text:style-name="Source_20_Text">shader_type spatial;</text:span></text:p>
      <text:p text:style-name="P6"/>
      <text:p text:style-name="P6"><text:span text:style-name="Source_20_Text">void vertex() {</text:span></text:p>
      <text:p text:style-name="P6"><text:span text:style-name="Source_20_Text"><text:s text:c="4"/>VERTEX.y += sin(TIME) * 0.1; // Hace que el objeto se mueva en el eje Y</text:span></text:p>
      <text:p text:style-name="P7"><text:span text:style-name="Source_20_Text">}</text:span></text:p>
      <text:p text:style-name="Text_20_body">🔹 <text:span text:style-name="Strong_20_Emphasis">Explicación:</text:span></text:p>
      <text:list text:style-name="L7">
        <text:list-item>
          <text:p text:style-name="P16"><text:span text:style-name="Source_20_Text">VERTEX</text:span> → Es la posición del vértice en el espacio local. </text:p>
        </text:list-item>
        <text:list-item>
          <text:p text:style-name="P16"><text:span text:style-name="Source_20_Text">TIME</text:span> → Es una variable global que avanza con el tiempo. </text:p>
        </text:list-item>
        <text:list-item>
          <text:p text:style-name="P17"><text:soft-page-break/><text:span text:style-name="Source_20_Text">sin(TIME) * 0.1</text:span> → Crea un movimiento oscilante (como una onda). </text:p>
        </text:list-item>
      </text:list>
      <text:p text:style-name="Text_20_body">📌 <text:span text:style-name="Strong_20_Emphasis">Esto haría que el objeto "vibre" en el eje Y</text:span>.</text:p>
      <text:p text:style-name="Horizontal_20_Line"/>
      <text:h text:style-name="Heading_20_2" text:outline-level="2"><text:span text:style-name="Strong_20_Emphasis">2️⃣ fragment() → Controlar el color</text:span></text:h>
      <text:p text:style-name="Text_20_body">🔹 Se ejecuta <text:span text:style-name="Strong_20_Emphasis">una vez por cada píxel</text:span> visible del objeto.<text:line-break/>🔹 Define su color, transparencia, reflejos, etc.</text:p>
      <text:p text:style-name="Text_20_body">Ejemplo básico:</text:p>
      <text:p text:style-name="Preformatted_20_Text">glsl</text:p>
      <text:p text:style-name="Preformatted_20_Text">CopiarEditar</text:p>
      <text:p text:style-name="P5"><text:span text:style-name="Source_20_Text">shader_type spatial;</text:span></text:p>
      <text:p text:style-name="P6"/>
      <text:p text:style-name="P6"><text:span text:style-name="Source_20_Text">void fragment() {</text:span></text:p>
      <text:p text:style-name="P6"><text:span text:style-name="Source_20_Text"><text:s text:c="4"/>ALBEDO = vec3(0.0, 1.0, 0.0); // Verde</text:span></text:p>
      <text:p text:style-name="P7"><text:span text:style-name="Source_20_Text">}</text:span></text:p>
      <text:p text:style-name="Text_20_body">🔹 <text:span text:style-name="Strong_20_Emphasis">Explicación:</text:span></text:p>
      <text:list text:style-name="L8">
        <text:list-item>
          <text:p text:style-name="P18"><text:span text:style-name="Source_20_Text">ALBEDO</text:span> → Es el color base del objeto. </text:p>
        </text:list-item>
        <text:list-item>
          <text:p text:style-name="P19"><text:span text:style-name="Source_20_Text">vec3(0.0, 1.0, 0.0)</text:span> → Define un color en formato <text:span text:style-name="Strong_20_Emphasis">RGB</text:span> (Rojo, Verde, Azul).<text:line-break/>📌 <text:span text:style-name="Strong_20_Emphasis">Esto hace que el objeto sea verde</text:span>. </text:p>
        </text:list-item>
      </text:list>
      <text:p text:style-name="Horizontal_20_Line"/>
      <text:h text:style-name="Heading_20_2" text:outline-level="2"><text:span text:style-name="Strong_20_Emphasis">3️⃣ light() → Interacción con la luz</text:span></text:h>
      <text:p text:style-name="Text_20_body">🔹 Se ejecuta <text:span text:style-name="Strong_20_Emphasis">por cada luz que afecta al objeto</text:span>.<text:line-break/>🔹 Se usa para crear efectos personalizados de iluminación.</text:p>
      <text:p text:style-name="Text_20_body">Ejemplo básico:</text:p>
      <text:p text:style-name="Preformatted_20_Text">glsl</text:p>
      <text:p text:style-name="Preformatted_20_Text">CopiarEditar</text:p>
      <text:p text:style-name="P5"><text:span text:style-name="Source_20_Text">shader_type spatial;</text:span></text:p>
      <text:p text:style-name="P6"/>
      <text:p text:style-name="P6"><text:span text:style-name="Source_20_Text">void light() {</text:span></text:p>
      <text:p text:style-name="P6"><text:span text:style-name="Source_20_Text"><text:s text:c="4"/>DIFFUSE_LIGHT = vec3(1.0, 1.0, 1.0); // Hace que refleje la luz blanca</text:span></text:p>
      <text:p text:style-name="P7"><text:span text:style-name="Source_20_Text">}</text:span></text:p>
      <text:p text:style-name="Text_20_body">📌 <text:span text:style-name="Strong_20_Emphasis">Esto hace que el objeto refleje toda la luz, volviéndose completamente blanco bajo la luz</text:span>.</text:p>
      <text:p text:style-name="Horizontal_20_Line"/>
      <text:h text:style-name="Heading_20_1" text:outline-level="1">🔹 <text:span text:style-name="Strong_20_Emphasis">Variables Clave en Shaders</text:span></text:h>
      <text:p text:style-name="Text_20_body">Godot nos da varias variables útiles en shaders. Aquí están las más importantes:</text:p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office:value-type="string">
              <text:p text:style-name="Table_20_Heading"><text:span text:style-name="Strong_20_Emphasis">Variable</text:span></text:p>
            </table:table-cell>
            <table:table-cell table:style-name="Tabla1.A1" office:value-type="string">
              <text:p text:style-name="Table_20_Heading"><text:span text:style-name="Strong_20_Emphasis">Descripción</text:span></text:p>
            </table:table-cell>
          </table:table-row>
        </table:table-header-rows>
        <table:table-row>
          <table:table-cell table:style-name="Tabla1.A1" office:value-type="string">
            <text:p text:style-name="Table_20_Contents"><text:span text:style-name="Source_20_Text">VERTEX</text:span></text:p>
          </table:table-cell>
          <table:table-cell table:style-name="Tabla1.A1" office:value-type="string">
            <text:p text:style-name="Table_20_Contents">Posición del vértice en espacio local (solo en <text:span text:style-name="Source_20_Text">vertex()</text:span>).</text:p>
          </table:table-cell>
        </table:table-row>
        <table:table-row>
          <table:table-cell table:style-name="Tabla1.A1" office:value-type="string">
            <text:p text:style-name="Table_20_Contents"><text:span text:style-name="Source_20_Text">UV</text:span></text:p>
          </table:table-cell>
          <table:table-cell table:style-name="Tabla1.A1" office:value-type="string">
            <text:p text:style-name="Table_20_Contents">Coordenadas de textura del objeto (usadas en <text:span text:style-name="Source_20_Text">fragment()</text:span>).</text:p>
          </table:table-cell>
        </table:table-row>
        <table:table-row>
          <table:table-cell table:style-name="Tabla1.A1" office:value-type="string">
            <text:p text:style-name="Table_20_Contents"><text:span text:style-name="Source_20_Text">ALBEDO</text:span></text:p>
          </table:table-cell>
          <table:table-cell table:style-name="Tabla1.A1" office:value-type="string">
            <text:p text:style-name="Table_20_Contents">Color del objeto (en <text:span text:style-name="Source_20_Text">fragment()</text:span>).</text:p>
          </table:table-cell>
        </table:table-row>
        <text:soft-page-break/>
        <table:table-row>
          <table:table-cell table:style-name="Tabla1.A1" office:value-type="string">
            <text:p text:style-name="Table_20_Contents"><text:span text:style-name="Source_20_Text">TIME</text:span></text:p>
          </table:table-cell>
          <table:table-cell table:style-name="Tabla1.A1" office:value-type="string">
            <text:p text:style-name="Table_20_Contents">Tiempo en segundos desde que empezó el juego.</text:p>
          </table:table-cell>
        </table:table-row>
        <table:table-row>
          <table:table-cell table:style-name="Tabla1.A1" office:value-type="string">
            <text:p text:style-name="Table_20_Contents"><text:span text:style-name="Source_20_Text">NORMAL</text:span></text:p>
          </table:table-cell>
          <table:table-cell table:style-name="Tabla1.A1" office:value-type="string">
            <text:p text:style-name="Table_20_Contents">Dirección de la normal del vértice.</text:p>
          </table:table-cell>
        </table:table-row>
        <table:table-row>
          <table:table-cell table:style-name="Tabla1.A1" office:value-type="string">
            <text:p text:style-name="Table_20_Contents"><text:span text:style-name="Source_20_Text">DIFFUSE_LIGHT</text:span></text:p>
          </table:table-cell>
          <table:table-cell table:style-name="Tabla1.A1" office:value-type="string">
            <text:p text:style-name="Table_20_Contents">Luz difusa en <text:span text:style-name="Source_20_Text">light()</text:span>.</text:p>
          </table:table-cell>
        </table:table-row>
      </table:table>
      <text:p text:style-name="Horizontal_20_Line"/>
      <text:h text:style-name="Heading_20_1" text:outline-level="1">🔹 <text:span text:style-name="Strong_20_Emphasis">¿Qué es UV y cómo usarlo?</text:span></text:h>
      <text:p text:style-name="Text_20_body"><text:span text:style-name="T1">Las </text:span><text:span text:style-name="Strong_20_Emphasis"><text:span text:style-name="T1">coordenadas UV</text:span></text:span><text:span text:style-name="T1"> determinan </text:span><text:span text:style-name="Strong_20_Emphasis"><text:span text:style-name="T1">cómo se aplica una textura</text:span></text:span><text:span text:style-name="T1"> sobre un objeto.</text:span></text:p>
      <text:p text:style-name="Text_20_body">📌 <text:span text:style-name="Strong_20_Emphasis">Ejemplo: Usar las coordenadas UV para generar un patrón de cuadrícula</text:span>:</text:p>
      <text:p text:style-name="Preformatted_20_Text">glsl</text:p>
      <text:p text:style-name="Preformatted_20_Text">CopiarEditar</text:p>
      <text:p text:style-name="P5"><text:span text:style-name="Source_20_Text">shader_type spatial;</text:span></text:p>
      <text:p text:style-name="P6"/>
      <text:p text:style-name="P6"><text:span text:style-name="Source_20_Text">void fragment() {</text:span></text:p>
      <text:p text:style-name="P6"><text:span text:style-name="Source_20_Text"><text:s text:c="4"/>vec2 grid = fract(UV * 10.0); // Divide en 10 bloques</text:span></text:p>
      <text:p text:style-name="P6"><text:span text:style-name="Source_20_Text"><text:s text:c="4"/>if (grid.x &gt; 0.5 || grid.y &gt; 0.5) {</text:span></text:p>
      <text:p text:style-name="P6"><text:span text:style-name="Source_20_Text"><text:s text:c="8"/>ALBEDO = vec3(1.0); // Blanco</text:span></text:p>
      <text:p text:style-name="P6"><text:span text:style-name="Source_20_Text"><text:s text:c="4"/>} else {</text:span></text:p>
      <text:p text:style-name="P6"><text:span text:style-name="Source_20_Text"><text:s text:c="8"/>ALBEDO = vec3(0.0); // Negro</text:span></text:p>
      <text:p text:style-name="P6"><text:span text:style-name="Source_20_Text"><text:s text:c="4"/>}</text:span></text:p>
      <text:p text:style-name="P7"><text:span text:style-name="Source_20_Text">}</text:span></text:p>
      <text:p text:style-name="Text_20_body">🔹 <text:span text:style-name="Strong_20_Emphasis">Explicación</text:span>:</text:p>
      <text:list text:style-name="L9">
        <text:list-item>
          <text:p text:style-name="P20"><text:span text:style-name="Source_20_Text">UV</text:span> → Son las coordenadas de textura del píxel. </text:p>
        </text:list-item>
        <text:list-item>
          <text:p text:style-name="P20"><text:span text:style-name="Source_20_Text">fract(UV * 10.0)</text:span> → Corta las coordenadas en segmentos más pequeños. </text:p>
        </text:list-item>
        <text:list-item>
          <text:p text:style-name="P21"><text:span text:style-name="Source_20_Text">if (grid.x &gt; 0.5 || grid.y &gt; 0.5)</text:span> → Alterna entre blanco y negro, creando una cuadrícula. </text:p>
        </text:list-item>
      </text:list>
      <text:p text:style-name="Horizontal_20_Line"/>
      <text:h text:style-name="Heading_20_2" text:outline-level="2"><text:span text:style-name="Strong_20_Emphasis">Resumen y Siguientes Pasos</text:span></text:h>
      <text:p text:style-name="Text_20_body">✅ <text:span text:style-name="Strong_20_Emphasis">vertex()</text:span> → Modifica la forma del objeto.<text:line-break/>✅ <text:span text:style-name="Strong_20_Emphasis">fragment()</text:span> → Define los colores y texturas.<text:line-break/>✅ <text:span text:style-name="Strong_20_Emphasis">light()</text:span> → Controla la iluminación.<text:line-break/>✅ <text:span text:style-name="Strong_20_Emphasis">Variables clave</text:span> → <text:span text:style-name="Source_20_Text">VERTEX</text:span>, <text:span text:style-name="Source_20_Text">ALBEDO</text:span>, <text:span text:style-name="Source_20_Text">UV</text:span>, <text:span text:style-name="Source_20_Text">TIME</text:span>, etc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21T10:04:34.349702100</meta:creation-date>
    <dc:date>2025-03-21T10:19:00.421200800</dc:date>
    <meta:editing-duration>PT3M58S</meta:editing-duration>
    <meta:editing-cycles>2</meta:editing-cycles>
    <meta:generator>LibreOffice/25.2.1.2$Windows_X86_64 LibreOffice_project/d3abf4aee5fd705e4a92bba33a32f40bc4e56f49</meta:generator>
    <meta:document-statistic meta:table-count="1" meta:image-count="0" meta:object-count="0" meta:page-count="4" meta:paragraph-count="120" meta:word-count="866" meta:character-count="4858" meta:non-whitespace-character-count="4061"/>
  </office:meta>
</office:document-meta>
</file>